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41cm" svg:stroke-color="#0070c0" draw:fill="none" draw:textarea-vertical-align="middle" draw:auto-grow-height="false" draw:fit-to-size="false" fo:min-height="3.91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141cm" svg:stroke-color="#ffc000" draw:fill="none" draw:textarea-vertical-align="middle" draw:auto-grow-height="false" draw:fit-to-size="false" fo:min-height="2.782cm" fo:min-width="0.177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41cm" svg:stroke-color="#0070c0" draw:fill="none" draw:textarea-vertical-align="middle" draw:auto-grow-height="false" draw:fit-to-size="false" fo:min-height="3.912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41cm" svg:stroke-color="#ffc000" draw:fill="none" draw:textarea-vertical-align="middle" draw:auto-grow-height="false" draw:fit-to-size="false" fo:min-height="3.106cm" fo:min-width="0.072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41cm" svg:stroke-color="#ffc000" draw:fill="none" draw:textarea-vertical-align="middle" draw:auto-grow-height="false" draw:fit-to-size="false" fo:min-height="3.107cm" fo:min-width="0.072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41cm" svg:stroke-color="#0070c0" draw:fill="none" draw:textarea-vertical-align="middle" draw:auto-grow-height="false" draw:fit-to-size="false" fo:min-height="0.463cm" fo:min-width="0.55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41cm" svg:stroke-color="#ffc000" draw:fill="none" draw:textarea-vertical-align="middle" draw:auto-grow-height="false" draw:fit-to-size="false" fo:min-height="4.285cm" fo:min-width="0.84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41cm" svg:stroke-color="#0070c0" draw:fill="none" draw:textarea-vertical-align="middle" draw:auto-grow-height="false" draw:fit-to-size="false" fo:min-height="1.357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41cm" svg:stroke-color="#ffc000" draw:fill="none" draw:textarea-vertical-align="middle" draw:auto-grow-height="false" draw:fit-to-size="false" fo:min-height="4.285cm" fo:min-width="0.67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41cm" svg:stroke-color="#0070c0" draw:fill="none" draw:textarea-vertical-align="middle" draw:auto-grow-height="false" draw:fit-to-size="false" fo:min-height="0.465cm" fo:min-width="0.558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41cm" svg:stroke-color="#0070c0" draw:fill="none" draw:textarea-vertical-align="middle" draw:auto-grow-height="false" draw:fit-to-size="false" fo:min-height="2.821cm" fo:min-width="0.802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41cm" svg:stroke-color="#0070c0" draw:fill="none" draw:textarea-vertical-align="middle" draw:auto-grow-height="false" draw:fit-to-size="false" fo:min-height="2.95cm" fo:min-width="0.70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41cm" svg:stroke-color="#00b050" draw:fill="none" draw:textarea-vertical-align="middle" draw:auto-grow-height="false" draw:fit-to-size="false" fo:min-height="4.204cm" fo:min-width="0.70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41cm" svg:stroke-color="#00b050" draw:fill="none" draw:textarea-vertical-align="middle" draw:auto-grow-height="false" draw:fit-to-size="false" fo:min-height="4.795cm" fo:min-width="0.504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41cm" svg:stroke-color="#00b050" draw:fill="none" draw:textarea-vertical-align="middle" draw:auto-grow-height="false" draw:fit-to-size="false" fo:min-height="3.106cm" fo:min-width="0.576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41cm" svg:stroke-color="#7030a0" draw:fill="none" draw:textarea-vertical-align="middle" draw:auto-grow-height="false" draw:fit-to-size="false" fo:min-height="1.113cm" fo:min-width="0.436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41cm" svg:stroke-color="#ff0000" draw:fill="none" draw:textarea-vertical-align="middle" draw:auto-grow-height="false" draw:fit-to-size="false" fo:min-height="0.718cm" fo:min-width="0.6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41cm" svg:stroke-color="#ff0000" draw:fill="none" draw:textarea-vertical-align="middle" draw:auto-grow-height="false" draw:fit-to-size="false" fo:min-height="0.726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41cm" svg:stroke-color="#00b050" draw:fill="none" draw:textarea-vertical-align="middle" draw:auto-grow-height="false" draw:fit-to-size="false" fo:min-height="2.367cm" fo:min-width="0.326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41cm" svg:stroke-color="#a65e12" draw:fill="none" draw:textarea-vertical-align="middle" draw:auto-grow-height="false" draw:fit-to-size="false" fo:min-height="0.949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141cm" svg:stroke-color="#7030a0" draw:fill="none" draw:textarea-vertical-align="middle" draw:auto-grow-height="false" draw:fit-to-size="false" fo:min-height="2.375cm" fo:min-width="0.965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41cm" svg:stroke-color="#00b050" draw:fill="none" draw:textarea-vertical-align="middle" draw:auto-grow-height="false" draw:fit-to-size="false" fo:min-height="3.244cm" fo:min-width="0.437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41cm" svg:stroke-color="#7030a0" draw:fill="none" draw:textarea-vertical-align="middle" draw:auto-grow-height="false" draw:fit-to-size="false" fo:min-height="1.684cm" fo:min-width="0.14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41cm" svg:stroke-color="#ff0000" draw:fill="none" draw:textarea-vertical-align="middle" draw:auto-grow-height="false" draw:fit-to-size="false" fo:min-height="0.51cm" fo:min-width="0.90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41cm" svg:stroke-color="#00b050" draw:fill="none" draw:textarea-vertical-align="middle" draw:auto-grow-height="false" draw:fit-to-size="false" fo:min-height="3.242cm" fo:min-width="0.436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141cm" svg:stroke-color="#7030a0" draw:fill="none" draw:textarea-vertical-align="middle" draw:auto-grow-height="false" draw:fit-to-size="false" fo:min-height="1.919cm" fo:min-width="0.661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141cm" svg:stroke-color="#ff0000" draw:fill="none" draw:textarea-vertical-align="middle" draw:auto-grow-height="false" draw:fit-to-size="false" fo:min-height="1.377cm" fo:min-width="0.395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44cm" svg:stroke-color="#7a230b" draw:fill="solid" draw:fill-color="#a53010" draw:textarea-vertical-align="middle" draw:auto-grow-height="false" draw:fit-to-size="false" fo:min-height="0.177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44cm" svg:stroke-color="#7a230b" draw:fill="solid" draw:fill-color="#a53010" draw:textarea-vertical-align="middle" draw:auto-grow-height="false" draw:fit-to-size="false" fo:min-height="0.178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9d2d0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  <style:text-properties fo:font-size="18pt"/>
    </style:style>
  </office:automatic-styles>
  <office:body>
    <office:drawing>
      <draw:page draw:name="page1" draw:style-name="dp1" draw:master-page-name="Default">
        <draw:custom-shape draw:name="Freeform 4" draw:style-name="gr1" draw:text-style-name="P1" draw:layer="layout" svg:width="0.48cm" svg:height="4.159cm" svg:x="2.088cm" svg:y="2.207cm">
          <text:p/>
          <draw:enhanced-geometry draw:mirror-horizontal="false" draw:mirror-vertical="false" drawooo:sub-view-size="270200 2337954" draw:text-areas="0 0 ?f8 ?f9" svg:viewBox="0 0 0 0" draw:type="ooxml-non-primitive" draw:enhanced-path="M 270200 0 C 136850 249382 3500 498764 36 789709 -3428 1080654 240759 1487632 249418 1745673 258077 2003714 155034 2170834 51991 2337954 N">
            <draw:equation draw:name="f0" draw:formula="270200*logwidth/270200"/>
            <draw:equation draw:name="f1" draw:formula="0*logheight/2337954"/>
            <draw:equation draw:name="f2" draw:formula="36*logwidth/270200"/>
            <draw:equation draw:name="f3" draw:formula="789709*logheight/2337954"/>
            <draw:equation draw:name="f4" draw:formula="249418*logwidth/270200"/>
            <draw:equation draw:name="f5" draw:formula="1745673*logheight/2337954"/>
            <draw:equation draw:name="f6" draw:formula="51991*logwidth/270200"/>
            <draw:equation draw:name="f7" draw:formula="2337954*logheight/2337954"/>
            <draw:equation draw:name="f8" draw:formula="logwidth"/>
            <draw:equation draw:name="f9" draw:formula="logheight"/>
          </draw:enhanced-geometry>
        </draw:custom-shape>
        <draw:custom-shape draw:name="Freeform 7" draw:style-name="gr2" draw:text-style-name="P1" draw:layer="layout" svg:width="0.676cm" svg:height="3.031cm" svg:x="2.266cm" svg:y="2.86cm">
          <text:p/>
          <draw:enhanced-geometry draw:mirror-horizontal="false" draw:mirror-vertical="false" drawooo:sub-view-size="379605 1703070" draw:text-areas="0 0 ?f8 ?f9" svg:viewBox="0 0 0 0" draw:type="ooxml-non-primitive" draw:enhanced-path="M 135349 0 C 53434 111442 -28481 222885 9619 445770 47719 668655 318229 1127760 363949 1337310 409669 1546860 346804 1624965 283939 1703070 N">
            <draw:equation draw:name="f0" draw:formula="135349*logwidth/379605"/>
            <draw:equation draw:name="f1" draw:formula="0*logheight/1703070"/>
            <draw:equation draw:name="f2" draw:formula="9619*logwidth/379605"/>
            <draw:equation draw:name="f3" draw:formula="445770*logheight/1703070"/>
            <draw:equation draw:name="f4" draw:formula="363949*logwidth/379605"/>
            <draw:equation draw:name="f5" draw:formula="1337310*logheight/1703070"/>
            <draw:equation draw:name="f6" draw:formula="283939*logwidth/379605"/>
            <draw:equation draw:name="f7" draw:formula="1703070*logheight/1703070"/>
            <draw:equation draw:name="f8" draw:formula="logwidth"/>
            <draw:equation draw:name="f9" draw:formula="logheight"/>
          </draw:enhanced-geometry>
        </draw:custom-shape>
        <draw:custom-shape draw:name="Freeform 9" draw:style-name="gr3" draw:text-style-name="P1" draw:layer="layout" svg:width="0.48cm" svg:height="4.161cm" svg:x="4.962cm" svg:y="1.73cm">
          <text:p/>
          <draw:enhanced-geometry draw:mirror-horizontal="false" draw:mirror-vertical="false" drawooo:sub-view-size="270200 2337954" draw:text-areas="0 0 ?f8 ?f9" svg:viewBox="0 0 0 0" draw:type="ooxml-non-primitive" draw:enhanced-path="M 270200 0 C 136850 249382 3500 498764 36 789709 -3428 1080654 240759 1487632 249418 1745673 258077 2003714 155034 2170834 51991 2337954 N">
            <draw:equation draw:name="f0" draw:formula="270200*logwidth/270200"/>
            <draw:equation draw:name="f1" draw:formula="0*logheight/2337954"/>
            <draw:equation draw:name="f2" draw:formula="36*logwidth/270200"/>
            <draw:equation draw:name="f3" draw:formula="789709*logheight/2337954"/>
            <draw:equation draw:name="f4" draw:formula="249418*logwidth/270200"/>
            <draw:equation draw:name="f5" draw:formula="1745673*logheight/2337954"/>
            <draw:equation draw:name="f6" draw:formula="51991*logwidth/270200"/>
            <draw:equation draw:name="f7" draw:formula="2337954*logheight/2337954"/>
            <draw:equation draw:name="f8" draw:formula="logwidth"/>
            <draw:equation draw:name="f9" draw:formula="logheight"/>
          </draw:enhanced-geometry>
        </draw:custom-shape>
        <draw:custom-shape draw:name="Freeform 13" draw:style-name="gr4" draw:text-style-name="P1" draw:layer="layout" svg:width="0.571cm" svg:height="3.355cm" svg:x="5.009cm" svg:y="3.776cm">
          <text:p/>
          <draw:enhanced-geometry draw:mirror-horizontal="false" draw:mirror-vertical="false" drawooo:sub-view-size="321010 1885950" draw:text-areas="0 0 ?f8 ?f9" svg:viewBox="0 0 0 0" draw:type="ooxml-non-primitive" draw:enhanced-path="M 148590 0 C 240030 183832 331470 367665 320040 594360 308610 821055 133350 1144905 80010 1360170 26670 1575435 13335 1730692 0 1885950 N">
            <draw:equation draw:name="f0" draw:formula="148590*logwidth/321010"/>
            <draw:equation draw:name="f1" draw:formula="0*logheight/1885950"/>
            <draw:equation draw:name="f2" draw:formula="320040*logwidth/321010"/>
            <draw:equation draw:name="f3" draw:formula="594360*logheight/1885950"/>
            <draw:equation draw:name="f4" draw:formula="80010*logwidth/321010"/>
            <draw:equation draw:name="f5" draw:formula="1360170*logheight/1885950"/>
            <draw:equation draw:name="f6" draw:formula="0*logwidth/321010"/>
            <draw:equation draw:name="f7" draw:formula="1885950*logheight/1885950"/>
            <draw:equation draw:name="f8" draw:formula="logwidth"/>
            <draw:equation draw:name="f9" draw:formula="logheight"/>
          </draw:enhanced-geometry>
        </draw:custom-shape>
        <draw:custom-shape draw:name="Freeform 14" draw:style-name="gr1" draw:text-style-name="P1" draw:layer="layout" svg:width="0.48cm" svg:height="4.159cm" svg:x="8.25cm" svg:y="1.534cm">
          <text:p/>
          <draw:enhanced-geometry draw:mirror-horizontal="false" draw:mirror-vertical="false" drawooo:sub-view-size="270200 2337954" draw:text-areas="0 0 ?f8 ?f9" svg:viewBox="0 0 0 0" draw:type="ooxml-non-primitive" draw:enhanced-path="M 270200 0 C 136850 249382 3500 498764 36 789709 -3428 1080654 240759 1487632 249418 1745673 258077 2003714 155034 2170834 51991 2337954 N">
            <draw:equation draw:name="f0" draw:formula="270200*logwidth/270200"/>
            <draw:equation draw:name="f1" draw:formula="0*logheight/2337954"/>
            <draw:equation draw:name="f2" draw:formula="36*logwidth/270200"/>
            <draw:equation draw:name="f3" draw:formula="789709*logheight/2337954"/>
            <draw:equation draw:name="f4" draw:formula="249418*logwidth/270200"/>
            <draw:equation draw:name="f5" draw:formula="1745673*logheight/2337954"/>
            <draw:equation draw:name="f6" draw:formula="51991*logwidth/270200"/>
            <draw:equation draw:name="f7" draw:formula="2337954*logheight/2337954"/>
            <draw:equation draw:name="f8" draw:formula="logwidth"/>
            <draw:equation draw:name="f9" draw:formula="logheight"/>
          </draw:enhanced-geometry>
        </draw:custom-shape>
        <draw:custom-shape draw:name="Freeform 15" draw:style-name="gr5" draw:text-style-name="P1" draw:layer="layout" svg:width="0.571cm" svg:height="3.356cm" svg:x="8.297cm" svg:y="3.578cm">
          <text:p/>
          <draw:enhanced-geometry draw:mirror-horizontal="false" draw:mirror-vertical="false" drawooo:sub-view-size="321010 1885950" draw:text-areas="0 0 ?f8 ?f9" svg:viewBox="0 0 0 0" draw:type="ooxml-non-primitive" draw:enhanced-path="M 148590 0 C 240030 183832 331470 367665 320040 594360 308610 821055 133350 1144905 80010 1360170 26670 1575435 13335 1730692 0 1885950 N">
            <draw:equation draw:name="f0" draw:formula="148590*logwidth/321010"/>
            <draw:equation draw:name="f1" draw:formula="0*logheight/1885950"/>
            <draw:equation draw:name="f2" draw:formula="320040*logwidth/321010"/>
            <draw:equation draw:name="f3" draw:formula="594360*logheight/1885950"/>
            <draw:equation draw:name="f4" draw:formula="80010*logwidth/321010"/>
            <draw:equation draw:name="f5" draw:formula="1360170*logheight/1885950"/>
            <draw:equation draw:name="f6" draw:formula="0*logwidth/321010"/>
            <draw:equation draw:name="f7" draw:formula="1885950*logheight/1885950"/>
            <draw:equation draw:name="f8" draw:formula="logwidth"/>
            <draw:equation draw:name="f9" draw:formula="logheight"/>
          </draw:enhanced-geometry>
        </draw:custom-shape>
        <draw:custom-shape draw:name="Freeform 16" draw:style-name="gr6" draw:text-style-name="P1" draw:layer="layout" svg:width="1.057cm" svg:height="0.712cm" svg:x="7.288cm" svg:y="5.647cm">
          <text:p/>
          <draw:enhanced-geometry draw:mirror-horizontal="false" draw:mirror-vertical="false" drawooo:sub-view-size="594360 401047" draw:text-areas="0 0 ?f6 ?f7" svg:viewBox="0 0 0 0" draw:type="ooxml-non-primitive" draw:enhanced-path="M 594360 0 C 472440 192405 350520 384810 251460 400050 152400 415290 76200 253365 0 91440 N">
            <draw:equation draw:name="f0" draw:formula="594360*logwidth/594360"/>
            <draw:equation draw:name="f1" draw:formula="0*logheight/401047"/>
            <draw:equation draw:name="f2" draw:formula="251460*logwidth/594360"/>
            <draw:equation draw:name="f3" draw:formula="400050*logheight/401047"/>
            <draw:equation draw:name="f4" draw:formula="0*logwidth/594360"/>
            <draw:equation draw:name="f5" draw:formula="91440*logheight/401047"/>
            <draw:equation draw:name="f6" draw:formula="logwidth"/>
            <draw:equation draw:name="f7" draw:formula="logheight"/>
          </draw:enhanced-geometry>
        </draw:custom-shape>
        <draw:custom-shape draw:name="Freeform 17" draw:style-name="gr1" draw:text-style-name="P1" draw:layer="layout" svg:width="0.48cm" svg:height="4.159cm" svg:x="10.404cm" svg:y="1.864cm">
          <text:p/>
          <draw:enhanced-geometry draw:mirror-horizontal="false" draw:mirror-vertical="false" drawooo:sub-view-size="270200 2337954" draw:text-areas="0 0 ?f8 ?f9" svg:viewBox="0 0 0 0" draw:type="ooxml-non-primitive" draw:enhanced-path="M 270200 0 C 136850 249382 3500 498764 36 789709 -3428 1080654 240759 1487632 249418 1745673 258077 2003714 155034 2170834 51991 2337954 N">
            <draw:equation draw:name="f0" draw:formula="270200*logwidth/270200"/>
            <draw:equation draw:name="f1" draw:formula="0*logheight/2337954"/>
            <draw:equation draw:name="f2" draw:formula="36*logwidth/270200"/>
            <draw:equation draw:name="f3" draw:formula="789709*logheight/2337954"/>
            <draw:equation draw:name="f4" draw:formula="249418*logwidth/270200"/>
            <draw:equation draw:name="f5" draw:formula="1745673*logheight/2337954"/>
            <draw:equation draw:name="f6" draw:formula="51991*logwidth/270200"/>
            <draw:equation draw:name="f7" draw:formula="2337954*logheight/2337954"/>
            <draw:equation draw:name="f8" draw:formula="logwidth"/>
            <draw:equation draw:name="f9" draw:formula="logheight"/>
          </draw:enhanced-geometry>
        </draw:custom-shape>
        <draw:custom-shape draw:name="Freeform 18" draw:style-name="gr7" draw:text-style-name="P1" draw:layer="layout" svg:width="1.344cm" svg:height="4.534cm" svg:x="10.541cm" svg:y="2.048cm">
          <text:p/>
          <draw:enhanced-geometry draw:mirror-horizontal="false" draw:mirror-vertical="false" drawooo:sub-view-size="755063 2548890" draw:text-areas="0 0 ?f10 ?f11" svg:viewBox="0 0 0 0" draw:type="ooxml-non-primitive" draw:enhanced-path="M 240030 0 C 105727 150495 -28575 300990 57150 480060 142875 659130 733425 822960 754380 1074420 775335 1325880 308610 1743075 182880 1988820 57150 2234565 28575 2391727 0 2548890 N">
            <draw:equation draw:name="f0" draw:formula="240030*logwidth/755063"/>
            <draw:equation draw:name="f1" draw:formula="0*logheight/2548890"/>
            <draw:equation draw:name="f2" draw:formula="57150*logwidth/755063"/>
            <draw:equation draw:name="f3" draw:formula="480060*logheight/2548890"/>
            <draw:equation draw:name="f4" draw:formula="754380*logwidth/755063"/>
            <draw:equation draw:name="f5" draw:formula="1074420*logheight/2548890"/>
            <draw:equation draw:name="f6" draw:formula="182880*logwidth/755063"/>
            <draw:equation draw:name="f7" draw:formula="1988820*logheight/2548890"/>
            <draw:equation draw:name="f8" draw:formula="0*logwidth/755063"/>
            <draw:equation draw:name="f9" draw:formula="2548890*logheight/2548890"/>
            <draw:equation draw:name="f10" draw:formula="logwidth"/>
            <draw:equation draw:name="f11" draw:formula="logheight"/>
          </draw:enhanced-geometry>
        </draw:custom-shape>
        <draw:custom-shape draw:name="Freeform 21" draw:style-name="gr8" draw:text-style-name="P1" draw:layer="layout" svg:width="0.286cm" svg:height="1.606cm" svg:x="14.141cm" svg:y="1.559cm">
          <text:p/>
          <draw:enhanced-geometry draw:mirror-horizontal="false" draw:mirror-vertical="false" drawooo:sub-view-size="161081 902970" draw:text-areas="0 0 ?f6 ?f7" svg:viewBox="0 0 0 0" draw:type="ooxml-non-primitive" draw:enhanced-path="M 0 0 C 75247 193357 150495 386715 160020 537210 169545 687705 113347 795337 57150 902970 N">
            <draw:equation draw:name="f0" draw:formula="0*logwidth/161081"/>
            <draw:equation draw:name="f1" draw:formula="0*logheight/902970"/>
            <draw:equation draw:name="f2" draw:formula="160020*logwidth/161081"/>
            <draw:equation draw:name="f3" draw:formula="537210*logheight/902970"/>
            <draw:equation draw:name="f4" draw:formula="57150*logwidth/161081"/>
            <draw:equation draw:name="f5" draw:formula="902970*logheight/902970"/>
            <draw:equation draw:name="f6" draw:formula="logwidth"/>
            <draw:equation draw:name="f7" draw:formula="logheight"/>
          </draw:enhanced-geometry>
        </draw:custom-shape>
        <draw:custom-shape draw:name="Freeform 22" draw:style-name="gr8" draw:text-style-name="P1" draw:layer="layout" svg:width="0.286cm" svg:height="1.606cm" svg:x="15.003cm" svg:y="5.182cm">
          <text:p/>
          <draw:enhanced-geometry draw:mirror-horizontal="false" draw:mirror-vertical="false" drawooo:sub-view-size="161081 902970" draw:text-areas="0 0 ?f6 ?f7" svg:viewBox="0 0 0 0" draw:type="ooxml-non-primitive" draw:enhanced-path="M 0 0 C 75247 193357 150495 386715 160020 537210 169545 687705 113347 795337 57150 902970 N">
            <draw:equation draw:name="f0" draw:formula="0*logwidth/161081"/>
            <draw:equation draw:name="f1" draw:formula="0*logheight/902970"/>
            <draw:equation draw:name="f2" draw:formula="160020*logwidth/161081"/>
            <draw:equation draw:name="f3" draw:formula="537210*logheight/902970"/>
            <draw:equation draw:name="f4" draw:formula="57150*logwidth/161081"/>
            <draw:equation draw:name="f5" draw:formula="902970*logheight/902970"/>
            <draw:equation draw:name="f6" draw:formula="logwidth"/>
            <draw:equation draw:name="f7" draw:formula="logheight"/>
          </draw:enhanced-geometry>
        </draw:custom-shape>
        <draw:custom-shape draw:name="Freeform 23" draw:style-name="gr9" draw:text-style-name="P1" draw:layer="layout" svg:width="1.178cm" svg:height="4.534cm" svg:x="14.327cm" svg:y="2.088cm">
          <text:p/>
          <draw:enhanced-geometry draw:mirror-horizontal="false" draw:mirror-vertical="false" drawooo:sub-view-size="662606 2548890" draw:text-areas="0 0 ?f12 ?f13" svg:viewBox="0 0 0 0" draw:type="ooxml-non-primitive" draw:enhanced-path="M 101668 0 C 149293 154305 196918 308610 181678 434340 166438 560070 -48827 518160 10228 754380 69283 990600 427423 1583055 536008 1851660 644593 2120265 654118 2249805 661738 2366010 669358 2482215 625543 2515552 581728 2548890 N">
            <draw:equation draw:name="f0" draw:formula="101668*logwidth/662606"/>
            <draw:equation draw:name="f1" draw:formula="0*logheight/2548890"/>
            <draw:equation draw:name="f2" draw:formula="181678*logwidth/662606"/>
            <draw:equation draw:name="f3" draw:formula="434340*logheight/2548890"/>
            <draw:equation draw:name="f4" draw:formula="10228*logwidth/662606"/>
            <draw:equation draw:name="f5" draw:formula="754380*logheight/2548890"/>
            <draw:equation draw:name="f6" draw:formula="536008*logwidth/662606"/>
            <draw:equation draw:name="f7" draw:formula="1851660*logheight/2548890"/>
            <draw:equation draw:name="f8" draw:formula="661738*logwidth/662606"/>
            <draw:equation draw:name="f9" draw:formula="2366010*logheight/2548890"/>
            <draw:equation draw:name="f10" draw:formula="581728*logwidth/662606"/>
            <draw:equation draw:name="f11" draw:formula="2548890*logheight/2548890"/>
            <draw:equation draw:name="f12" draw:formula="logwidth"/>
            <draw:equation draw:name="f13" draw:formula="logheight"/>
          </draw:enhanced-geometry>
        </draw:custom-shape>
        <draw:custom-shape draw:name="Freeform 24" draw:style-name="gr10" draw:text-style-name="P1" draw:layer="layout" svg:width="1.057cm" svg:height="0.714cm" svg:x="13.177cm" svg:y="3.202cm">
          <text:p/>
          <draw:enhanced-geometry draw:mirror-horizontal="false" draw:mirror-vertical="false" drawooo:sub-view-size="594360 401047" draw:text-areas="0 0 ?f6 ?f7" svg:viewBox="0 0 0 0" draw:type="ooxml-non-primitive" draw:enhanced-path="M 594360 0 C 472440 192405 350520 384810 251460 400050 152400 415290 76200 253365 0 91440 N">
            <draw:equation draw:name="f0" draw:formula="594360*logwidth/594360"/>
            <draw:equation draw:name="f1" draw:formula="0*logheight/401047"/>
            <draw:equation draw:name="f2" draw:formula="251460*logwidth/594360"/>
            <draw:equation draw:name="f3" draw:formula="400050*logheight/401047"/>
            <draw:equation draw:name="f4" draw:formula="0*logwidth/594360"/>
            <draw:equation draw:name="f5" draw:formula="91440*logheight/401047"/>
            <draw:equation draw:name="f6" draw:formula="logwidth"/>
            <draw:equation draw:name="f7" draw:formula="logheight"/>
          </draw:enhanced-geometry>
        </draw:custom-shape>
        <draw:custom-shape draw:name="Freeform 25" draw:style-name="gr11" draw:text-style-name="P1" draw:layer="layout" svg:width="1.301cm" svg:height="3.07cm" svg:x="16.705cm" svg:y="1.701cm">
          <text:p/>
          <draw:enhanced-geometry draw:mirror-horizontal="false" draw:mirror-vertical="false" drawooo:sub-view-size="731520 1725930" draw:text-areas="0 0 ?f8 ?f9" svg:viewBox="0 0 0 0" draw:type="ooxml-non-primitive" draw:enhanced-path="M 0 0 C 94297 282892 188595 565785 297180 754380 405765 942975 579120 969645 651510 1131570 723900 1293495 727710 1509712 731520 1725930 N">
            <draw:equation draw:name="f0" draw:formula="0*logwidth/731520"/>
            <draw:equation draw:name="f1" draw:formula="0*logheight/1725930"/>
            <draw:equation draw:name="f2" draw:formula="297180*logwidth/731520"/>
            <draw:equation draw:name="f3" draw:formula="754380*logheight/1725930"/>
            <draw:equation draw:name="f4" draw:formula="651510*logwidth/731520"/>
            <draw:equation draw:name="f5" draw:formula="1131570*logheight/1725930"/>
            <draw:equation draw:name="f6" draw:formula="731520*logwidth/731520"/>
            <draw:equation draw:name="f7" draw:formula="1725930*logheight/1725930"/>
            <draw:equation draw:name="f8" draw:formula="logwidth"/>
            <draw:equation draw:name="f9" draw:formula="logheight"/>
          </draw:enhanced-geometry>
        </draw:custom-shape>
        <draw:custom-shape draw:name="Freeform 26" draw:style-name="gr12" draw:text-style-name="P1" draw:layer="layout" svg:width="1.201cm" svg:height="3.199cm" svg:x="18.365cm" svg:y="1.61cm">
          <text:p/>
          <draw:enhanced-geometry draw:mirror-horizontal="false" draw:mirror-vertical="false" drawooo:sub-view-size="675409 1797627" draw:text-areas="0 0 ?f8 ?f9" svg:viewBox="0 0 0 0" draw:type="ooxml-non-primitive" draw:enhanced-path="M 675409 0 C 587952 361084 500495 722168 394854 914400 289213 1106632 103908 1006186 41563 1153390 -20782 1300594 -1 1549110 20781 1797627 N">
            <draw:equation draw:name="f0" draw:formula="675409*logwidth/675409"/>
            <draw:equation draw:name="f1" draw:formula="0*logheight/1797627"/>
            <draw:equation draw:name="f2" draw:formula="394854*logwidth/675409"/>
            <draw:equation draw:name="f3" draw:formula="914400*logheight/1797627"/>
            <draw:equation draw:name="f4" draw:formula="41563*logwidth/675409"/>
            <draw:equation draw:name="f5" draw:formula="1153390*logheight/1797627"/>
            <draw:equation draw:name="f6" draw:formula="20781*logwidth/675409"/>
            <draw:equation draw:name="f7" draw:formula="1797627*logheight/1797627"/>
            <draw:equation draw:name="f8" draw:formula="logwidth"/>
            <draw:equation draw:name="f9" draw:formula="logheight"/>
          </draw:enhanced-geometry>
        </draw:custom-shape>
        <draw:custom-shape draw:name="Freeform 27" draw:style-name="gr4" draw:text-style-name="P1" draw:layer="layout" svg:width="0.571cm" svg:height="3.355cm" svg:x="17.663cm" svg:y="3.537cm">
          <text:p/>
          <draw:enhanced-geometry draw:mirror-horizontal="false" draw:mirror-vertical="false" drawooo:sub-view-size="321010 1885950" draw:text-areas="0 0 ?f8 ?f9" svg:viewBox="0 0 0 0" draw:type="ooxml-non-primitive" draw:enhanced-path="M 148590 0 C 240030 183832 331470 367665 320040 594360 308610 821055 133350 1144905 80010 1360170 26670 1575435 13335 1730692 0 1885950 N">
            <draw:equation draw:name="f0" draw:formula="148590*logwidth/321010"/>
            <draw:equation draw:name="f1" draw:formula="0*logheight/1885950"/>
            <draw:equation draw:name="f2" draw:formula="320040*logwidth/321010"/>
            <draw:equation draw:name="f3" draw:formula="594360*logheight/1885950"/>
            <draw:equation draw:name="f4" draw:formula="80010*logwidth/321010"/>
            <draw:equation draw:name="f5" draw:formula="1360170*logheight/1885950"/>
            <draw:equation draw:name="f6" draw:formula="0*logwidth/321010"/>
            <draw:equation draw:name="f7" draw:formula="1885950*logheight/1885950"/>
            <draw:equation draw:name="f8" draw:formula="logwidth"/>
            <draw:equation draw:name="f9" draw:formula="logheight"/>
          </draw:enhanced-geometry>
        </draw:custom-shape>
        <draw:custom-shape draw:name="Freeform 30" draw:style-name="gr13" draw:text-style-name="P1" draw:layer="layout" svg:width="1.2cm" svg:height="4.453cm" svg:x="1.714cm" svg:y="7.376cm">
          <text:p/>
          <draw:enhanced-geometry draw:mirror-horizontal="false" draw:mirror-vertical="false" drawooo:sub-view-size="674370 2503170" draw:text-areas="0 0 ?f10 ?f11" svg:viewBox="0 0 0 0" draw:type="ooxml-non-primitive" draw:enhanced-path="M 674370 0 C 398145 166687 121920 333375 91440 662940 60960 992505 472440 1722120 491490 1977390 510540 2232660 287655 2106930 205740 2194560 123825 2282190 61912 2392680 0 2503170 N">
            <draw:equation draw:name="f0" draw:formula="674370*logwidth/674370"/>
            <draw:equation draw:name="f1" draw:formula="0*logheight/2503170"/>
            <draw:equation draw:name="f2" draw:formula="91440*logwidth/674370"/>
            <draw:equation draw:name="f3" draw:formula="662940*logheight/2503170"/>
            <draw:equation draw:name="f4" draw:formula="491490*logwidth/674370"/>
            <draw:equation draw:name="f5" draw:formula="1977390*logheight/2503170"/>
            <draw:equation draw:name="f6" draw:formula="205740*logwidth/674370"/>
            <draw:equation draw:name="f7" draw:formula="2194560*logheight/2503170"/>
            <draw:equation draw:name="f8" draw:formula="0*logwidth/674370"/>
            <draw:equation draw:name="f9" draw:formula="2503170*logheight/2503170"/>
            <draw:equation draw:name="f10" draw:formula="logwidth"/>
            <draw:equation draw:name="f11" draw:formula="logheight"/>
          </draw:enhanced-geometry>
        </draw:custom-shape>
        <draw:custom-shape draw:name="Freeform 31" draw:style-name="gr14" draw:text-style-name="P1" draw:layer="layout" svg:width="1.003cm" svg:height="5.044cm" svg:x="4.998cm" svg:y="7.036cm">
          <text:p/>
          <draw:enhanced-geometry draw:mirror-horizontal="false" draw:mirror-vertical="false" drawooo:sub-view-size="563899 2834640" draw:text-areas="0 0 ?f14 ?f15" svg:viewBox="0 0 0 0" draw:type="ooxml-non-primitive" draw:enhanced-path="M 360525 0 C 200505 287655 40485 575310 6195 800100 -28095 1024890 88110 1236345 154785 1348740 221460 1461135 339570 1362075 406245 1474470 472920 1586865 598650 1796415 554835 2023110 511020 2249805 143355 2834640 143355 2834640 L 143355 2834640 N">
            <draw:equation draw:name="f0" draw:formula="360525*logwidth/563899"/>
            <draw:equation draw:name="f1" draw:formula="0*logheight/2834640"/>
            <draw:equation draw:name="f2" draw:formula="6195*logwidth/563899"/>
            <draw:equation draw:name="f3" draw:formula="800100*logheight/2834640"/>
            <draw:equation draw:name="f4" draw:formula="154785*logwidth/563899"/>
            <draw:equation draw:name="f5" draw:formula="1348740*logheight/2834640"/>
            <draw:equation draw:name="f6" draw:formula="406245*logwidth/563899"/>
            <draw:equation draw:name="f7" draw:formula="1474470*logheight/2834640"/>
            <draw:equation draw:name="f8" draw:formula="554835*logwidth/563899"/>
            <draw:equation draw:name="f9" draw:formula="2023110*logheight/2834640"/>
            <draw:equation draw:name="f10" draw:formula="143355*logwidth/563899"/>
            <draw:equation draw:name="f11" draw:formula="2834640*logheight/2834640"/>
            <draw:equation draw:name="f12" draw:formula="143355*logwidth/563899"/>
            <draw:equation draw:name="f13" draw:formula="2834640*logheight/2834640"/>
            <draw:equation draw:name="f14" draw:formula="logwidth"/>
            <draw:equation draw:name="f15" draw:formula="logheight"/>
          </draw:enhanced-geometry>
        </draw:custom-shape>
        <draw:custom-shape draw:name="Freeform 33" draw:style-name="gr15" draw:text-style-name="P1" draw:layer="layout" svg:width="1.075cm" svg:height="3.355cm" svg:x="7.848cm" svg:y="7.281cm">
          <text:p/>
          <draw:enhanced-geometry draw:mirror-horizontal="false" draw:mirror-vertical="false" drawooo:sub-view-size="603986 1885950" draw:text-areas="0 0 ?f10 ?f11" svg:viewBox="0 0 0 0" draw:type="ooxml-non-primitive" draw:enhanced-path="M 512546 0 C 299186 314325 85826 628650 21056 822960 -43714 1017270 55346 1106805 123926 1165860 192506 1224915 352526 1057275 432536 1177290 512546 1297305 558266 1591627 603986 1885950 N">
            <draw:equation draw:name="f0" draw:formula="512546*logwidth/603986"/>
            <draw:equation draw:name="f1" draw:formula="0*logheight/1885950"/>
            <draw:equation draw:name="f2" draw:formula="21056*logwidth/603986"/>
            <draw:equation draw:name="f3" draw:formula="822960*logheight/1885950"/>
            <draw:equation draw:name="f4" draw:formula="123926*logwidth/603986"/>
            <draw:equation draw:name="f5" draw:formula="1165860*logheight/1885950"/>
            <draw:equation draw:name="f6" draw:formula="432536*logwidth/603986"/>
            <draw:equation draw:name="f7" draw:formula="1177290*logheight/1885950"/>
            <draw:equation draw:name="f8" draw:formula="603986*logwidth/603986"/>
            <draw:equation draw:name="f9" draw:formula="1885950*logheight/1885950"/>
            <draw:equation draw:name="f10" draw:formula="logwidth"/>
            <draw:equation draw:name="f11" draw:formula="logheight"/>
          </draw:enhanced-geometry>
        </draw:custom-shape>
        <draw:custom-shape draw:name="Freeform 34" draw:style-name="gr16" draw:text-style-name="P1" draw:layer="layout" svg:width="0.935cm" svg:height="1.362cm" svg:x="8.915cm" svg:y="10.651cm">
          <text:p/>
          <draw:enhanced-geometry draw:mirror-horizontal="false" draw:mirror-vertical="false" drawooo:sub-view-size="525780 765810" draw:text-areas="0 0 ?f6 ?f7" svg:viewBox="0 0 0 0" draw:type="ooxml-non-primitive" draw:enhanced-path="M 0 0 C 47625 119062 95250 238125 182880 365760 270510 493395 398145 629602 525780 765810 N">
            <draw:equation draw:name="f0" draw:formula="0*logwidth/525780"/>
            <draw:equation draw:name="f1" draw:formula="0*logheight/765810"/>
            <draw:equation draw:name="f2" draw:formula="182880*logwidth/525780"/>
            <draw:equation draw:name="f3" draw:formula="365760*logheight/765810"/>
            <draw:equation draw:name="f4" draw:formula="525780*logwidth/525780"/>
            <draw:equation draw:name="f5" draw:formula="765810*logheight/765810"/>
            <draw:equation draw:name="f6" draw:formula="logwidth"/>
            <draw:equation draw:name="f7" draw:formula="logheight"/>
          </draw:enhanced-geometry>
        </draw:custom-shape>
        <draw:custom-shape draw:name="Freeform 35" draw:style-name="gr17" draw:text-style-name="P1" draw:layer="layout" svg:width="1.099cm" svg:height="0.967cm" svg:x="7.816cm" svg:y="10.631cm">
          <text:p/>
          <draw:enhanced-geometry draw:mirror-horizontal="false" draw:mirror-vertical="false" drawooo:sub-view-size="617220 544585" draw:text-areas="0 0 ?f6 ?f7" svg:viewBox="0 0 0 0" draw:type="ooxml-non-primitive" draw:enhanced-path="M 617220 0 C 525780 246697 434340 493395 331470 537210 228600 581025 114300 421957 0 262890 N">
            <draw:equation draw:name="f0" draw:formula="617220*logwidth/617220"/>
            <draw:equation draw:name="f1" draw:formula="0*logheight/544585"/>
            <draw:equation draw:name="f2" draw:formula="331470*logwidth/617220"/>
            <draw:equation draw:name="f3" draw:formula="537210*logheight/544585"/>
            <draw:equation draw:name="f4" draw:formula="0*logwidth/617220"/>
            <draw:equation draw:name="f5" draw:formula="262890*logheight/544585"/>
            <draw:equation draw:name="f6" draw:formula="logwidth"/>
            <draw:equation draw:name="f7" draw:formula="logheight"/>
          </draw:enhanced-geometry>
        </draw:custom-shape>
        <draw:custom-shape draw:name="Freeform 38" draw:style-name="gr18" draw:text-style-name="P1" draw:layer="layout" svg:width="0.487cm" svg:height="0.975cm" svg:x="10.97cm" svg:y="6.888cm">
          <text:p/>
          <draw:enhanced-geometry draw:mirror-horizontal="false" draw:mirror-vertical="false" drawooo:sub-view-size="274320 548640" draw:text-areas="0 0 ?f6 ?f7" svg:viewBox="0 0 0 0" draw:type="ooxml-non-primitive" draw:enhanced-path="M 274320 0 C 205740 91440 137160 182880 91440 274320 45720 365760 22860 457200 0 548640 N">
            <draw:equation draw:name="f0" draw:formula="274320*logwidth/274320"/>
            <draw:equation draw:name="f1" draw:formula="0*logheight/548640"/>
            <draw:equation draw:name="f2" draw:formula="91440*logwidth/274320"/>
            <draw:equation draw:name="f3" draw:formula="274320*logheight/548640"/>
            <draw:equation draw:name="f4" draw:formula="0*logwidth/274320"/>
            <draw:equation draw:name="f5" draw:formula="548640*logheight/548640"/>
            <draw:equation draw:name="f6" draw:formula="logwidth"/>
            <draw:equation draw:name="f7" draw:formula="logheight"/>
          </draw:enhanced-geometry>
        </draw:custom-shape>
        <draw:custom-shape draw:name="Freeform 39" draw:style-name="gr19" draw:text-style-name="P1" draw:layer="layout" svg:width="0.825cm" svg:height="2.616cm" svg:x="10.756cm" svg:y="7.864cm">
          <text:p/>
          <draw:enhanced-geometry draw:mirror-horizontal="false" draw:mirror-vertical="false" drawooo:sub-view-size="464172 1470131" draw:text-areas="0 0 ?f8 ?f9" svg:viewBox="0 0 0 0" draw:type="ooxml-non-primitive" draw:enhanced-path="M 119524 0 C 42371 96202 -34781 192405 16654 411480 68089 630555 361459 1139190 428134 1314450 494809 1489710 455756 1476375 416704 1463040 N">
            <draw:equation draw:name="f0" draw:formula="119524*logwidth/464172"/>
            <draw:equation draw:name="f1" draw:formula="0*logheight/1470131"/>
            <draw:equation draw:name="f2" draw:formula="16654*logwidth/464172"/>
            <draw:equation draw:name="f3" draw:formula="411480*logheight/1470131"/>
            <draw:equation draw:name="f4" draw:formula="428134*logwidth/464172"/>
            <draw:equation draw:name="f5" draw:formula="1314450*logheight/1470131"/>
            <draw:equation draw:name="f6" draw:formula="416704*logwidth/464172"/>
            <draw:equation draw:name="f7" draw:formula="1463040*logheight/1470131"/>
            <draw:equation draw:name="f8" draw:formula="logwidth"/>
            <draw:equation draw:name="f9" draw:formula="logheight"/>
          </draw:enhanced-geometry>
        </draw:custom-shape>
        <draw:custom-shape draw:name="Freeform 40" draw:style-name="gr20" draw:text-style-name="P1" draw:layer="layout" svg:width="0.226cm" svg:height="1.198cm" svg:x="11.312cm" svg:y="10.468cm">
          <text:p/>
          <draw:enhanced-geometry draw:mirror-horizontal="false" draw:mirror-vertical="false" drawooo:sub-view-size="127080 674370" draw:text-areas="0 0 ?f8 ?f9" svg:viewBox="0 0 0 0" draw:type="ooxml-non-primitive" draw:enhanced-path="M 127080 0 C 69930 86677 12780 173355 1350 262890 -10080 352425 54690 468630 58500 537210 62310 605790 24210 674370 24210 674370 N">
            <draw:equation draw:name="f0" draw:formula="127080*logwidth/127080"/>
            <draw:equation draw:name="f1" draw:formula="0*logheight/674370"/>
            <draw:equation draw:name="f2" draw:formula="1350*logwidth/127080"/>
            <draw:equation draw:name="f3" draw:formula="262890*logheight/674370"/>
            <draw:equation draw:name="f4" draw:formula="58500*logwidth/127080"/>
            <draw:equation draw:name="f5" draw:formula="537210*logheight/674370"/>
            <draw:equation draw:name="f6" draw:formula="24210*logwidth/127080"/>
            <draw:equation draw:name="f7" draw:formula="674370*logheight/674370"/>
            <draw:equation draw:name="f8" draw:formula="logwidth"/>
            <draw:equation draw:name="f9" draw:formula="logheight"/>
          </draw:enhanced-geometry>
        </draw:custom-shape>
        <draw:custom-shape draw:name="Freeform 41" draw:style-name="gr21" draw:text-style-name="P1" draw:layer="layout" svg:width="1.464cm" svg:height="2.624cm" svg:x="10.988cm" svg:y="7.843cm">
          <text:p/>
          <draw:enhanced-geometry draw:mirror-horizontal="false" draw:mirror-vertical="false" drawooo:sub-view-size="823111 1474470" draw:text-areas="0 0 ?f16 ?f17" svg:viewBox="0 0 0 0" draw:type="ooxml-non-primitive" draw:enhanced-path="M 0 0 C 137160 129540 274320 259080 411480 365760 548640 472440 830580 480060 822960 640080 815340 800100 445770 1186815 365760 1325880 285750 1464945 342900 1474470 342900 1474470 L 342900 1474470 342900 1474470 342900 1474470 N">
            <draw:equation draw:name="f0" draw:formula="0*logwidth/823111"/>
            <draw:equation draw:name="f1" draw:formula="0*logheight/1474470"/>
            <draw:equation draw:name="f2" draw:formula="411480*logwidth/823111"/>
            <draw:equation draw:name="f3" draw:formula="365760*logheight/1474470"/>
            <draw:equation draw:name="f4" draw:formula="822960*logwidth/823111"/>
            <draw:equation draw:name="f5" draw:formula="640080*logheight/1474470"/>
            <draw:equation draw:name="f6" draw:formula="365760*logwidth/823111"/>
            <draw:equation draw:name="f7" draw:formula="1325880*logheight/1474470"/>
            <draw:equation draw:name="f8" draw:formula="342900*logwidth/823111"/>
            <draw:equation draw:name="f9" draw:formula="1474470*logheight/1474470"/>
            <draw:equation draw:name="f10" draw:formula="342900*logwidth/823111"/>
            <draw:equation draw:name="f11" draw:formula="1474470*logheight/1474470"/>
            <draw:equation draw:name="f12" draw:formula="342900*logwidth/823111"/>
            <draw:equation draw:name="f13" draw:formula="1474470*logheight/1474470"/>
            <draw:equation draw:name="f14" draw:formula="342900*logwidth/823111"/>
            <draw:equation draw:name="f15" draw:formula="1474470*logheight/1474470"/>
            <draw:equation draw:name="f16" draw:formula="logwidth"/>
            <draw:equation draw:name="f17" draw:formula="logheight"/>
          </draw:enhanced-geometry>
        </draw:custom-shape>
        <draw:custom-shape draw:name="Freeform 43" draw:style-name="gr22" draw:text-style-name="P1" draw:layer="layout" svg:width="0.936cm" svg:height="3.493cm" svg:x="15.382cm" svg:y="8.514cm">
          <text:p/>
          <draw:enhanced-geometry draw:mirror-horizontal="false" draw:mirror-vertical="false" drawooo:sub-view-size="526206 1962477" draw:text-areas="0 0 ?f8 ?f9" svg:viewBox="0 0 0 0" draw:type="ooxml-non-primitive" draw:enhanced-path="M 0 0 C 207645 370522 415290 741045 491490 1051560 567690 1362075 501015 1718310 457200 1863090 413385 2007870 320992 1964055 228600 1920240 N">
            <draw:equation draw:name="f0" draw:formula="0*logwidth/526206"/>
            <draw:equation draw:name="f1" draw:formula="0*logheight/1962477"/>
            <draw:equation draw:name="f2" draw:formula="491490*logwidth/526206"/>
            <draw:equation draw:name="f3" draw:formula="1051560*logheight/1962477"/>
            <draw:equation draw:name="f4" draw:formula="457200*logwidth/526206"/>
            <draw:equation draw:name="f5" draw:formula="1863090*logheight/1962477"/>
            <draw:equation draw:name="f6" draw:formula="228600*logwidth/526206"/>
            <draw:equation draw:name="f7" draw:formula="1920240*logheight/1962477"/>
            <draw:equation draw:name="f8" draw:formula="logwidth"/>
            <draw:equation draw:name="f9" draw:formula="logheight"/>
          </draw:enhanced-geometry>
        </draw:custom-shape>
        <draw:custom-shape draw:name="Freeform 44" draw:style-name="gr23" draw:text-style-name="P1" draw:layer="layout" svg:width="0.648cm" svg:height="1.933cm" svg:x="15.444cm" svg:y="6.643cm">
          <text:p/>
          <draw:enhanced-geometry draw:mirror-horizontal="false" draw:mirror-vertical="false" drawooo:sub-view-size="364640 1085850" draw:text-areas="0 0 ?f6 ?f7" svg:viewBox="0 0 0 0" draw:type="ooxml-non-primitive" draw:enhanced-path="M 0 1085850 C 130492 907732 260985 729615 320040 548640 379095 367665 366712 183832 354330 0 N">
            <draw:equation draw:name="f0" draw:formula="0*logwidth/364640"/>
            <draw:equation draw:name="f1" draw:formula="1085850*logheight/1085850"/>
            <draw:equation draw:name="f2" draw:formula="320040*logwidth/364640"/>
            <draw:equation draw:name="f3" draw:formula="548640*logheight/1085850"/>
            <draw:equation draw:name="f4" draw:formula="354330*logwidth/364640"/>
            <draw:equation draw:name="f5" draw:formula="0*logheight/1085850"/>
            <draw:equation draw:name="f6" draw:formula="logwidth"/>
            <draw:equation draw:name="f7" draw:formula="logheight"/>
          </draw:enhanced-geometry>
        </draw:custom-shape>
        <draw:custom-shape draw:name="Freeform 45" draw:style-name="gr24" draw:text-style-name="P1" draw:layer="layout" svg:width="1.403cm" svg:height="0.759cm" svg:x="13.999cm" svg:y="8.25cm">
          <text:p/>
          <draw:enhanced-geometry draw:mirror-horizontal="false" draw:mirror-vertical="false" drawooo:sub-view-size="788670 426652" draw:text-areas="0 0 ?f6 ?f7" svg:viewBox="0 0 0 0" draw:type="ooxml-non-primitive" draw:enhanced-path="M 788670 171450 C 608647 311467 428625 451485 297180 422910 165735 394335 82867 197167 0 0 N">
            <draw:equation draw:name="f0" draw:formula="788670*logwidth/788670"/>
            <draw:equation draw:name="f1" draw:formula="171450*logheight/426652"/>
            <draw:equation draw:name="f2" draw:formula="297180*logwidth/788670"/>
            <draw:equation draw:name="f3" draw:formula="422910*logheight/426652"/>
            <draw:equation draw:name="f4" draw:formula="0*logwidth/788670"/>
            <draw:equation draw:name="f5" draw:formula="0*logheight/426652"/>
            <draw:equation draw:name="f6" draw:formula="logwidth"/>
            <draw:equation draw:name="f7" draw:formula="logheight"/>
          </draw:enhanced-geometry>
        </draw:custom-shape>
        <draw:custom-shape draw:name="Freeform 46" draw:style-name="gr25" draw:text-style-name="P1" draw:layer="layout" svg:width="0.935cm" svg:height="3.491cm" draw:transform="rotate (-0.349065850398866) translate (18.952cm 8.525cm)">
          <text:p/>
          <draw:enhanced-geometry draw:mirror-horizontal="false" draw:mirror-vertical="false" drawooo:sub-view-size="526206 1962477" draw:text-areas="0 0 ?f8 ?f9" svg:viewBox="0 0 0 0" draw:type="ooxml-non-primitive" draw:enhanced-path="M 0 0 C 207645 370522 415290 741045 491490 1051560 567690 1362075 501015 1718310 457200 1863090 413385 2007870 320992 1964055 228600 1920240 N">
            <draw:equation draw:name="f0" draw:formula="0*logwidth/526206"/>
            <draw:equation draw:name="f1" draw:formula="0*logheight/1962477"/>
            <draw:equation draw:name="f2" draw:formula="491490*logwidth/526206"/>
            <draw:equation draw:name="f3" draw:formula="1051560*logheight/1962477"/>
            <draw:equation draw:name="f4" draw:formula="457200*logwidth/526206"/>
            <draw:equation draw:name="f5" draw:formula="1863090*logheight/1962477"/>
            <draw:equation draw:name="f6" draw:formula="228600*logwidth/526206"/>
            <draw:equation draw:name="f7" draw:formula="1920240*logheight/1962477"/>
            <draw:equation draw:name="f8" draw:formula="logwidth"/>
            <draw:equation draw:name="f9" draw:formula="logheight"/>
          </draw:enhanced-geometry>
        </draw:custom-shape>
        <draw:custom-shape draw:name="Freeform 47" draw:style-name="gr26" draw:text-style-name="P1" draw:layer="layout" svg:width="1.16cm" svg:height="2.168cm" svg:x="18.921cm" svg:y="6.441cm">
          <text:p/>
          <draw:enhanced-geometry draw:mirror-horizontal="false" draw:mirror-vertical="false" drawooo:sub-view-size="651510 1218973" draw:text-areas="0 0 ?f6 ?f7" svg:viewBox="0 0 0 0" draw:type="ooxml-non-primitive" draw:enhanced-path="M 0 1143000 C 168592 1215390 337185 1287780 445770 1097280 554355 906780 602932 453390 651510 0 N">
            <draw:equation draw:name="f0" draw:formula="0*logwidth/651510"/>
            <draw:equation draw:name="f1" draw:formula="1143000*logheight/1218973"/>
            <draw:equation draw:name="f2" draw:formula="445770*logwidth/651510"/>
            <draw:equation draw:name="f3" draw:formula="1097280*logheight/1218973"/>
            <draw:equation draw:name="f4" draw:formula="651510*logwidth/651510"/>
            <draw:equation draw:name="f5" draw:formula="0*logheight/1218973"/>
            <draw:equation draw:name="f6" draw:formula="logwidth"/>
            <draw:equation draw:name="f7" draw:formula="logheight"/>
          </draw:enhanced-geometry>
        </draw:custom-shape>
        <draw:custom-shape draw:name="Freeform 49" draw:style-name="gr27" draw:text-style-name="P1" draw:layer="layout" svg:width="0.894cm" svg:height="1.626cm" svg:x="17.986cm" svg:y="6.868cm">
          <text:p/>
          <draw:enhanced-geometry draw:mirror-horizontal="false" draw:mirror-vertical="false" drawooo:sub-view-size="502920 914823" draw:text-areas="0 0 ?f10 ?f11" svg:viewBox="0 0 0 0" draw:type="ooxml-non-primitive" draw:enhanced-path="M 502920 914400 C 384810 916305 266700 918210 182880 765810 99060 613410 0 0 0 0 L 0 0 0 0 N">
            <draw:equation draw:name="f0" draw:formula="502920*logwidth/502920"/>
            <draw:equation draw:name="f1" draw:formula="914400*logheight/914823"/>
            <draw:equation draw:name="f2" draw:formula="182880*logwidth/502920"/>
            <draw:equation draw:name="f3" draw:formula="765810*logheight/914823"/>
            <draw:equation draw:name="f4" draw:formula="0*logwidth/502920"/>
            <draw:equation draw:name="f5" draw:formula="0*logheight/914823"/>
            <draw:equation draw:name="f6" draw:formula="0*logwidth/502920"/>
            <draw:equation draw:name="f7" draw:formula="0*logheight/914823"/>
            <draw:equation draw:name="f8" draw:formula="0*logwidth/502920"/>
            <draw:equation draw:name="f9" draw:formula="0*logheight/914823"/>
            <draw:equation draw:name="f10" draw:formula="logwidth"/>
            <draw:equation draw:name="f11" draw:formula="logheight"/>
          </draw:enhanced-geometry>
        </draw:custom-shape>
        <draw:custom-shape draw:name="Down Arrow 50" draw:style-name="gr28" draw:text-style-name="P1" draw:layer="layout" svg:width="0.485cm" svg:height="0.548cm" svg:x="2.266cm" svg:y="6.583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51" draw:style-name="gr28" draw:text-style-name="P1" draw:layer="layout" svg:width="0.484cm" svg:height="0.548cm" svg:x="5.113cm" svg:y="6.573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52" draw:style-name="gr28" draw:text-style-name="P1" draw:layer="layout" svg:width="0.484cm" svg:height="0.548cm" svg:x="7.706cm" svg:y="6.593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53" draw:style-name="gr28" draw:text-style-name="P1" draw:layer="layout" svg:width="0.484cm" svg:height="0.548cm" svg:x="10.643cm" svg:y="6.593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54" draw:style-name="gr29" draw:text-style-name="P1" draw:layer="layout" svg:width="0.485cm" svg:height="0.549cm" svg:x="14.535cm" svg:y="6.567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55" draw:style-name="gr28" draw:text-style-name="P1" draw:layer="layout" svg:width="0.484cm" svg:height="0.548cm" svg:x="18.405cm" svg:y="6.583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line draw:name="Straight Connector 65" draw:style-name="gr30" draw:text-style-name="P2" draw:layer="layout" svg:x1="3.727cm" svg:y1="1.863cm" svg:x2="3.707cm" svg:y2="12.176cm">
          <text:p/>
        </draw:line>
        <draw:line draw:name="Straight Connector 66" draw:style-name="gr30" draw:text-style-name="P2" draw:layer="layout" svg:x1="6.988cm" svg:y1="1.863cm" svg:x2="6.968cm" svg:y2="12.175cm">
          <text:p/>
        </draw:line>
        <draw:line draw:name="Straight Connector 67" draw:style-name="gr30" draw:text-style-name="P2" draw:layer="layout" svg:x1="10.043cm" svg:y1="1.863cm" svg:x2="10.023cm" svg:y2="12.176cm">
          <text:p/>
        </draw:line>
        <draw:line draw:name="Straight Connector 68" draw:style-name="gr30" draw:text-style-name="P2" draw:layer="layout" svg:x1="12.865cm" svg:y1="1.74cm" svg:x2="12.845cm" svg:y2="12.053cm">
          <text:p/>
        </draw:line>
        <draw:line draw:name="Straight Connector 69" draw:style-name="gr30" draw:text-style-name="P2" draw:layer="layout" svg:x1="16.427cm" svg:y1="1.73cm" svg:x2="16.407cm" svg:y2="12.0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5.048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21:37:54.420026000</meta:creation-date>
    <dc:date>2015-11-04T21:39:19.677242000</dc:date>
    <meta:editing-duration>PT1M25S</meta:editing-duration>
    <meta:editing-cycles>1</meta:editing-cycles>
    <meta:document-statistic meta:object-count="42"/>
    <meta:generator>LibreOffice/4.3.5.2$MacOSX_x86 LibreOffice_project/3a87456aaa6a95c63eea1c1b3201acedf0751bd5</meta:generator>
  </office:meta>
</office:document-meta>
</file>